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71979166666667cm"/>
    </style:style>
    <style:style style:name="co2" style:family="table-column">
      <style:table-column-properties fo:break-before="auto" style:column-width="4.25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bstract_in_atti_di_" table:style-name="ta1">
        <table:table-column table:style-name="co1" table:number-columns-repeated="7" table:default-cell-style-name="ce1"/>
        <table:table-column table:style-name="co2" table:default-cell-style-name="ce1"/>
        <table:table-column table:style-name="co1" table:number-columns-repeated="16376"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Abstract</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0"/>
        </table:table-row>
        <table:table-row table:style-name="ro1">
          <table:table-cell office:value-type="float" office:value="414913" table:style-name="ce1">
            <text:p>414913</text:p>
          </table:table-cell>
          <table:table-cell office:value-type="float" office:value="2302" table:style-name="ce1">
            <text:p>2302</text:p>
          </table:table-cell>
          <table:table-cell office:value-type="float" office:value="2019" table:style-name="ce1">
            <text:p>2019</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OpeNER and PANACEA: Web Services for the CLARIN Research Infrastructure</text:p>
          </table:table-cell>
          <table:table-cell office:value-type="string" table:style-name="ce1">
            <text:p>Davide Albanesi Riccardo Del Gratta</text:p>
          </table:table-cell>
          <table:table-cell office:value-type="string" table:style-name="ce1">
            <text:p>Istituto di Linguistica Computazionale "A. Zampolli", Consiglio Nazionale delle Ricerche, Pisa, Italy; Istituto di Linguistica Computazionale "A. Zampolli", Consiglio Nazionale delle Ricerche, Pisa, Italy;</text:p>
          </table:table-cell>
          <table:table-cell office:value-type="float" office:value="19" table:style-name="ce1">
            <text:p>19</text:p>
          </table:table-cell>
          <table:table-cell office:value-type="float" office:value="23" table:style-name="ce1">
            <text:p>23</text:p>
          </table:table-cell>
          <table:table-cell office:value-type="float" office:value="5" table:style-name="ce1">
            <text:p>5</text:p>
          </table:table-cell>
          <table:table-cell table:number-columns-repeated="4" table:style-name="ce1"/>
          <table:table-cell office:value-type="string" table:style-name="ce1">
            <text:p>Published version</text:p>
          </table:table-cell>
          <table:table-cell office:value-type="string" table:style-name="ce1">
            <text:p>https://office.clarin.eu/v/CE-2019-1512_CLARIN2019_ConferenceProceedings.pdf</text:p>
          </table:table-cell>
          <table:table-cell table:number-columns-repeated="4" table:style-name="ce1"/>
          <table:table-cell office:value-type="string" table:style-name="ce1">
            <text:p>CLARIN Annual Conference 2019</text:p>
          </table:table-cell>
          <table:table-cell office:value-type="string" table:style-name="ce1">
            <text:p>Leipzig, Germany</text:p>
          </table:table-cell>
          <table:table-cell office:value-type="string" table:style-name="ce1">
            <text:p>30/09/2019,02/10/2019</text:p>
          </table:table-cell>
          <table:table-cell office:value-type="string" table:style-name="ce1">
            <text:p>Internazionale</text:p>
          </table:table-cell>
          <table:table-cell office:value-type="string" table:style-name="ce1">
            <text:p>Contributo</text:p>
          </table:table-cell>
          <table:table-cell office:value-type="string" table:style-name="ce1">
            <text:p>This paper describes the necessary steps for the integration of OpeNer and PANACEA Web Services within the CLARIN research infrastructure. The original Web Services are wrapped into a framework and re-implemented as REST APIs to be further exploited through both Language Resource Switchboard and WebLicht and made available for the CLARIN community.</text:p>
          </table:table-cell>
          <table:table-cell office:value-type="string" table:style-name="ce1">
            <text:p>DAVIDE,ALBANESI;RICCARDO,DEL GRATTA</text:p>
          </table:table-cell>
          <table:table-cell table:style-name="ce1"/>
          <table:table-cell office:value-type="string" table:style-name="ce1">
            <text:p>DUS.AD002.014.003</text:p>
          </table:table-cell>
          <table:table-cell office:value-type="string" table:style-name="ce1">
            <text:p>No</text:p>
          </table:table-cell>
          <table:table-cell table:number-columns-repeated="16350"/>
        </table:table-row>
        <table:table-row table:style-name="ro1">
          <table:table-cell office:value-type="float" office:value="382031" table:style-name="ce1">
            <text:p>382031</text:p>
          </table:table-cell>
          <table:table-cell office:value-type="float" office:value="2302" table:style-name="ce1">
            <text:p>2302</text:p>
          </table:table-cell>
          <table:table-cell office:value-type="float" office:value="2017" table:style-name="ce1">
            <text:p>201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Re)Using OpeNER and PANACEA Web Services in the CLARIN Research Infrastructure</text:p>
          </table:table-cell>
          <table:table-cell office:value-type="string" table:style-name="ce1">
            <text:p>Del Gratta Riccardo</text:p>
          </table:table-cell>
          <table:table-cell office:value-type="string" table:style-name="ce1">
            <text:p>CNR-ILC</text:p>
          </table:table-cell>
          <table:table-cell table:number-columns-repeated="7" table:style-name="ce1"/>
          <table:table-cell office:value-type="string" table:style-name="ce1">
            <text:p>Preprint</text:p>
          </table:table-cell>
          <table:table-cell office:value-type="string" table:style-name="ce1">
            <text:p>https://indico.egi.eu/indico/event/3455/contribution/139</text:p>
          </table:table-cell>
          <table:table-cell table:number-columns-repeated="4" table:style-name="ce1"/>
          <table:table-cell office:value-type="string" table:style-name="ce1">
            <text:p>Digital Infrastructures for Research 2017</text:p>
          </table:table-cell>
          <table:table-cell office:value-type="string" table:style-name="ce1">
            <text:p>Brussels, The Square Meeting Centre</text:p>
          </table:table-cell>
          <table:table-cell office:value-type="string" table:style-name="ce1">
            <text:p>30/11/2017, 1/12/2017</text:p>
          </table:table-cell>
          <table:table-cell office:value-type="string" table:style-name="ce1">
            <text:p>Internazionale</text:p>
          </table:table-cell>
          <table:table-cell office:value-type="string" table:style-name="ce1">
            <text:p>Contributo</text:p>
          </table:table-cell>
          <table:table-cell office:value-type="string" table:style-name="ce1">
            <text:p>We describe the implications of (re)using the OpeNer and PANACEA Web Services into the CLARIN Research Infrastructure. The analyzed tools are of great interest for specific communities such as academic and small business focused on sentiment/opinion analysis and on Machine Translation along with related technologies, but their outcomes may be of great importance for the CLARIN audience as well. In fact, the Virtual Language Observatory shows a lot of lexical resources for sentiment but a few tool, while a lot of lexical resources and tools are available for Machine Translation. This means that the latter community is already in CLARIN, while the former should be poked. If community-related challenges are on the political side, issues related to interoperability are definitely on the technical one. The initiative is carried out at the ILC4CLARIN center in Pisa, the leading one of the CLARIN-IT national Consortium. The least common multiple between those two projects is neither limited to tools and Web Services nor to the creation of annotated corpora and lexicons; neither to the focus they have on specific communities. They also are based on (and strongly pursue and suggest) the concept of interoperability. This is clear from the use of the Kyoto Annotation Format in OpeNer, of Graph Annotation Format in PANACEA8 and of and the Lexical Markup Framework in both. Data and tools interoperability is also a key asset in both CLARIN (https://www.clarin.eu/event/2017/clarin-workshop-towards-interoperability-lexico-semantic-resources) and EUDAT (https://eudat.eu/communities/an-eudat-based-fair-data-approach-for-data-interoperability) . Within CLARIN, initiatives such as the Language Resource Switchboard and openly go towards methodologies and "systems" to address the interoperability issues. From a technical point of view the main issues are briefly reported below: 1. Many tools in OpeNer and PANACEA are command line ones; 2. OpeNer o_ers both POST and GET API; 3. PANACEA built its Web Services using Soaplab11 and o_ers SOAP Web Services; 4. KAF, LMF and GrAF guarantee the interoperability among data and services; 5. Simple pipelines are available in OpeNer, while a workow engine has been used in PANACEA. Tools are already wrapped, but to fully meet the requirements of both LRS and WebLicht we have to build a new shell around the command line tools so that REST APIs can accept both POST and GET requests and accept/produce different formats. Indeed if Language Resource Switchboard accepts tools with their output format but requires to read data from URL in plain text, WebLicht accepts tools which read and write the TCF format. While OpeNer requires that the core (the command line) be wrapped into a REST shell, Web Services in PANACEA need REST APIs around a SOAP core. In the final paper, we will finalize the technical aspects and describe how the User Involvement group can play an important role in poking the sentiment/opinion community in CLARIN.</text:p>
          </table:table-cell>
          <table:table-cell office:value-type="string" table:style-name="ce1">
            <text:p>RICCARDO,DEL GRATTA</text:p>
          </table:table-cell>
          <table:table-cell table:style-name="ce1"/>
          <table:table-cell office:value-type="string" table:style-name="ce1">
            <text:p>DUS.AD006.011.001</text:p>
          </table:table-cell>
          <table:table-cell office:value-type="string" table:style-name="ce1">
            <text:p>No</text:p>
          </table:table-cell>
          <table:table-cell table:number-columns-repeated="16350"/>
        </table:table-row>
        <table:table-row table:number-rows-repeated="1048573" table:style-name="ro1">
          <table:table-cell table:number-columns-repeated="16384"/>
        </table:table-row>
      </table:table>
      <table:table table:name="Articolo_in_rivista" table:style-name="ta1">
        <table:table-column table:style-name="co1"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N. volume della rivista</text:p>
          </table:table-cell>
          <table:table-cell office:value-type="string" table:style-name="ce1">
            <text:p>Fascicolo</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Data accettazione</text:p>
          </table:table-cell>
          <table:table-cell office:value-type="string" table:style-name="ce1">
            <text:p>Altre informazioni</text:p>
          </table:table-cell>
          <table:table-cell office:value-type="string" table:style-name="ce1">
            <text:p>Rivist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3"/>
        </table:table-row>
        <table:table-row table:style-name="ro1">
          <table:table-cell office:value-type="float" office:value="403257" table:style-name="ce1">
            <text:p>403257</text:p>
          </table:table-cell>
          <table:table-cell office:value-type="float" office:value="2101" table:style-name="ce1">
            <text:p>2101</text:p>
          </table:table-cell>
          <table:table-cell office:value-type="float" office:value="2019" table:style-name="ce1">
            <text:p>2019</text:p>
          </table:table-cell>
          <table:table-cell office:value-type="string" table:style-name="ce1">
            <text:p>10.6092/issn.2532-8816/8581</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Un'Analisi Multidimensionale della Ricerca Italiana nel Campo delle Digital Humanities e della Linguistica Computazionale</text:p>
          </table:table-cell>
          <table:table-cell office:value-type="string" table:style-name="ce1">
            <text:p>Sprugnoli R.; Pardelli G.; Boschetti F.; Del Gratta R.</text:p>
          </table:table-cell>
          <table:table-cell office:value-type="string" table:style-name="ce1">
            <text:p>Digital Humanities Group, Fondazione Bruno Kessler, Trento, Italy; CNR-ILC, Pisa, Italy; CNR-ILC, Pisa, Italy; CNR-ILC, Pisa, Italy</text:p>
          </table:table-cell>
          <table:table-cell office:value-type="string" table:style-name="ce1">
            <text:p>This article proposes the first comparative study of four years of Italian conferences in the fields of Digital Humanities and Computational Linguistics. More specifically, we created a corpus consisting of the contributions presented in the AIUCD and CLiC-it conferences between 2014 and 2017 to which we applied a multidimensional analysis taking into consideration: (i) the study of collaborations between authors using social networks analysis techniques, (ii) the automatic extraction of terminology and information and (iii) the examination of citational practices. By combining both qualitative and quantitative methods of investigation, this paper aims to shed light on convergences and discrepancies between two research areas that historically have common origins.</text:p>
          </table:table-cell>
          <table:table-cell office:value-type="string" table:style-name="ce1">
            <text:p>eng</text:p>
          </table:table-cell>
          <table:table-cell table:number-columns-repeated="2" table:style-name="ce1"/>
          <table:table-cell office:value-type="float" office:value="59" table:style-name="ce1">
            <text:p>59</text:p>
          </table:table-cell>
          <table:table-cell office:value-type="float" office:value="89" table:style-name="ce1">
            <text:p>89</text:p>
          </table:table-cell>
          <table:table-cell office:value-type="float" office:value="31" table:style-name="ce1">
            <text:p>31</text:p>
          </table:table-cell>
          <table:table-cell office:value-type="float" office:value="5" table:style-name="ce1">
            <text:p>5</text:p>
          </table:table-cell>
          <table:table-cell table:style-name="ce1"/>
          <table:table-cell office:value-type="string" table:style-name="ce1">
            <text:p>Published version</text:p>
          </table:table-cell>
          <table:table-cell office:value-type="string" table:style-name="ce1">
            <text:p>https://umanisticadigitale.unibo.it/article/view/8581</text:p>
          </table:table-cell>
          <table:table-cell table:number-columns-repeated="3" table:style-name="ce1"/>
          <table:table-cell office:value-type="string" table:style-name="ce1">
            <text:p>Umanistica Digitale - ISSN: 2532-8816 - n.5, 2019 R. Sprugnoli, G. Pardelli, F. Boschetti, R. Del Gratta - Un'Analisi Multidimensionale della Ricerca Italiana nel Campo delle Digital Humanities e della Linguistica Computazionale DOI: https://doi.org/10.6092/issn.2532-8816/8581</text:p>
          </table:table-cell>
          <table:table-cell office:value-type="string" table:style-name="ce1">
            <text:p>Umanistica Digitale ISSN: 2532-8816</text:p>
          </table:table-cell>
          <table:table-cell office:value-type="string" table:style-name="ce1">
            <text:p>RICCARDO,DEL GRATTA;FEDERICO,BOSCHETTI;GABRIELLA,PARDELLI</text:p>
          </table:table-cell>
          <table:table-cell table:style-name="ce1"/>
          <table:table-cell office:value-type="string" table:style-name="ce1">
            <text:p>IC.P02.005.002</text:p>
          </table:table-cell>
          <table:table-cell office:value-type="string" table:style-name="ce1">
            <text:p>No</text:p>
          </table:table-cell>
          <table:table-cell table:number-columns-repeated="16353"/>
        </table:table-row>
        <table:table-row table:style-name="ro1">
          <table:table-cell office:value-type="float" office:value="30876" table:style-name="ce1">
            <text:p>30876</text:p>
          </table:table-cell>
          <table:table-cell office:value-type="float" office:value="2101" table:style-name="ce1">
            <text:p>2101</text:p>
          </table:table-cell>
          <table:table-cell office:value-type="float" office:value="2009" table:style-name="ce1">
            <text:p>2009</text:p>
          </table:table-cell>
          <table:table-cell office:value-type="string" table:style-name="ce1">
            <text:p>10.1007/978-3-642-04235-5_28</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A Standard Lexical-Terminological Resource for the Bio Domain</text:p>
          </table:table-cell>
          <table:table-cell office:value-type="string" table:style-name="ce1">
            <text:p>Quochi V.; Del Gratta R.; Sassolini E.; Bartolini R.; Monachini M.; Calzolari N.</text:p>
          </table:table-cell>
          <table:table-cell office:value-type="string" table:style-name="ce1">
            <text:p>Istituto di Linguistica Computazionale "Antonio Zampolli"</text:p>
          </table:table-cell>
          <table:table-cell office:value-type="string" table:style-name="ce1">
            <text:p>The present paper describes a large-scale lexical resource for the biology domain designed both for human and for machine use. This lexicon aims at semantic interoperability and extendability, through the adoption of ISO-LMF standard for lexical representation and through a granular and distributed encoding of relevant information. The first part of this contribution focuses on three aspects of the model that are of particular interest to the biology community: the treatment of term variants, the representation on bio events and the alignment with a domain ontology. The second part of the paper describes the physical implementation of the model: a relational database equipped with a set of automatic uploading procedures. Peculiarity of the BioLexicon is that it combines features of both terminologies and lexicons. A set verbs relevant for the domain is also represented with full details on their syntactic and semantic argument structure.</text:p>
          </table:table-cell>
          <table:table-cell office:value-type="string" table:style-name="ce1">
            <text:p>eng</text:p>
          </table:table-cell>
          <table:table-cell table:number-columns-repeated="2" table:style-name="ce1"/>
          <table:table-cell office:value-type="float" office:value="325" table:style-name="ce1">
            <text:p>325</text:p>
          </table:table-cell>
          <table:table-cell office:value-type="float" office:value="335" table:style-name="ce1">
            <text:p>335</text:p>
          </table:table-cell>
          <table:table-cell office:value-type="float" office:value="10" table:style-name="ce1">
            <text:p>10</text:p>
          </table:table-cell>
          <table:table-cell office:value-type="float" office:value="5603" table:style-name="ce1">
            <text:p>5603</text:p>
          </table:table-cell>
          <table:table-cell table:number-columns-repeated="7" table:style-name="ce1"/>
          <table:table-cell office:value-type="string" table:style-name="ce1">
            <text:p>Lecture notes in computer science ISSN: 0302-9743 Springer</text:p>
          </table:table-cell>
          <table:table-cell office:value-type="string" table:style-name="ce1">
            <text:p>VALERIA,QUOCHI;RICCARDO,DEL GRATTA;MONICA,MONACHINI;ROBERTO,BARTOLINI;EVA,SASSOLINI;NICOLETTA,ZAMORANI</text:p>
          </table:table-cell>
          <table:table-cell office:value-type="string" table:style-name="ce1">
            <text:p>ISI Web of Science (WOS): 000270337100028; Scopus: 2-s2.0-70349321418; PUMA: 2009-A0-010</text:p>
          </table:table-cell>
          <table:table-cell office:value-type="string" table:style-name="ce1">
            <text:p>IC.P02.005.001</text:p>
          </table:table-cell>
          <table:table-cell office:value-type="string" table:style-name="ce1">
            <text:p>No</text:p>
          </table:table-cell>
          <table:table-cell table:number-columns-repeated="16353"/>
        </table:table-row>
        <table:table-row table:number-rows-repeated="1048573" table:style-name="ro1">
          <table:table-cell table:number-columns-repeated="16384"/>
        </table:table-row>
      </table:table>
      <table:table table:name="Contributo_in_atti_d" table:style-name="ta1">
        <table:table-column table:style-name="co1"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Editore</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46"/>
        </table:table-row>
        <table:table-row table:style-name="ro1">
          <table:table-cell office:value-type="float" office:value="387155" table:style-name="ce1">
            <text:p>387155</text:p>
          </table:table-cell>
          <table:table-cell office:value-type="float" office:value="2301" table:style-name="ce1">
            <text:p>2301</text:p>
          </table:table-cell>
          <table:table-cell office:value-type="float" office:value="2018" table:style-name="ce1">
            <text:p>201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REMap, a Song of Resources and Evaluation</text:p>
          </table:table-cell>
          <table:table-cell office:value-type="string" table:style-name="ce1">
            <text:p>Riccardo Del Gratta, Sara Goggi, Gabriella Pardelli, Nicoletta Calzolari</text:p>
          </table:table-cell>
          <table:table-cell office:value-type="string" table:style-name="ce1">
            <text:p>CNR-ILC</text:p>
          </table:table-cell>
          <table:table-cell office:value-type="string" table:style-name="ce1">
            <text:p>After 8 years we revisit the LRE Map of Language Resources, introduced at LREC 2010, to try to get a picture of the field and its evolution as reflected by the creation and use of Language Resources. The purpose of the Map was in fact "to shed light on the vast amount of resources that represent the background of the research presented at LREC". It also aimed at a "change of culture in the field, actively engaging each researcher in the documentation task about resources". The data analysed here have been provided by the authors of several conferences during the phase of submission of papers, and contain information about ca. 7500 resources. We analysed the LRE Map data from many different viewpoints and the paper reports on the global picture, on different trends emerging from the diachronic perspective and finally on some comparisons between the 2 major conferences present in the Map: LREC and COLING.</text:p>
          </table:table-cell>
          <table:table-cell office:value-type="string" table:style-name="ce1">
            <text:p>eng</text:p>
          </table:table-cell>
          <table:table-cell table:number-columns-repeated="2" table:style-name="ce1"/>
          <table:table-cell office:value-type="float" office:value="1275" table:style-name="ce1">
            <text:p>1275</text:p>
          </table:table-cell>
          <table:table-cell office:value-type="float" office:value="1281" table:style-name="ce1">
            <text:p>1281</text:p>
          </table:table-cell>
          <table:table-cell office:value-type="float" office:value="7" table:style-name="ce1">
            <text:p>7</text:p>
          </table:table-cell>
          <table:table-cell office:value-type="string" table:style-name="ce1">
            <text:p>Proceedings of the Eleventh International Conference on Language Resources and Evaluation (LREC 2018)</text:p>
          </table:table-cell>
          <table:table-cell table:style-name="ce1"/>
          <table:table-cell office:value-type="string" table:style-name="ce1">
            <text:p>Nicoletta Calzolari (Conference chair), Khalid Choukri, Christopher Cieri, Thierry Declerck, Sara Goggi, Koiti Hasida, Hitoshi Isahara, Bente Maegaard, Joseph Mariani, Hélène Mazo, Asuncion Moreno, Jan Odijk, Stelios Piperidis, Takenobu Tokunaga</text:p>
          </table:table-cell>
          <table:table-cell office:value-type="string" table:style-name="ce1">
            <text:p>979-10-95546-00-9</text:p>
          </table:table-cell>
          <table:table-cell office:value-type="string" table:style-name="ce1">
            <text:p>Published version</text:p>
          </table:table-cell>
          <table:table-cell office:value-type="string" table:style-name="ce1">
            <text:p>http://www.lrec-conf.org/proceedings/lrec2018/summaries/300.html</text:p>
          </table:table-cell>
          <table:table-cell table:number-columns-repeated="2" table:style-name="ce1"/>
          <table:table-cell office:value-type="string" table:style-name="ce1">
            <text:p>Nicoletta Zamorani &gt; Nicoletta Calzolari</text:p>
          </table:table-cell>
          <table:table-cell table:style-name="ce1"/>
          <table:table-cell office:value-type="string" table:style-name="ce1">
            <text:p>Eleventh International Conference on Language Resources and Evaluation (LREC 2018)</text:p>
          </table:table-cell>
          <table:table-cell office:value-type="string" table:style-name="ce1">
            <text:p>Miyazaki, Japan</text:p>
          </table:table-cell>
          <table:table-cell office:value-type="string" table:style-name="ce1">
            <text:p>7-12/05/2018</text:p>
          </table:table-cell>
          <table:table-cell office:value-type="string" table:style-name="ce1">
            <text:p>Internazionale</text:p>
          </table:table-cell>
          <table:table-cell office:value-type="string" table:style-name="ce1">
            <text:p>Contributo</text:p>
          </table:table-cell>
          <table:table-cell office:value-type="string" table:style-name="ce1">
            <text:p>European Language Resources Association ELRA, Paris (FRA)</text:p>
          </table:table-cell>
          <table:table-cell office:value-type="string" table:style-name="ce1">
            <text:p>SARA,GOGGI;RICCARDO,DEL GRATTA;GABRIELLA,PARDELLI;NICOLETTA,ZAMORANI</text:p>
          </table:table-cell>
          <table:table-cell office:value-type="string" table:style-name="ce1">
            <text:p>Scopus: eid=2-s2.0-85059883953</text:p>
          </table:table-cell>
          <table:table-cell office:value-type="string" table:style-name="ce1">
            <text:p>IC.P02.005.002</text:p>
          </table:table-cell>
          <table:table-cell office:value-type="string" table:style-name="ce1">
            <text:p>No</text:p>
          </table:table-cell>
          <table:table-cell table:number-columns-repeated="16346"/>
        </table:table-row>
        <table:table-row table:style-name="ro1">
          <table:table-cell office:value-type="float" office:value="429518" table:style-name="ce1">
            <text:p>429518</text:p>
          </table:table-cell>
          <table:table-cell office:value-type="float" office:value="2301" table:style-name="ce1">
            <text:p>2301</text:p>
          </table:table-cell>
          <table:table-cell office:value-type="float" office:value="2018" table:style-name="ce1">
            <text:p>2018</text:p>
          </table:table-cell>
          <table:table-cell office:value-type="string" table:style-name="ce1">
            <text:p>10.1109/CIST.2018.8596332</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Qohelet Euporia: a Domain Specific Language to Annotate Multilingual Variant Readings</text:p>
          </table:table-cell>
          <table:table-cell office:value-type="string" table:style-name="ce1">
            <text:p>Luigi Bambaci, Federico Boschetti, Riccardo Del Gratta</text:p>
          </table:table-cell>
          <table:table-cell office:value-type="string" table:style-name="ce1">
            <text:p>Università di Pisa, ILC-CNR, ILC-CNR</text:p>
          </table:table-cell>
          <table:table-cell office:value-type="string" table:style-name="ce1">
            <text:p>Encoding multilingual variant readings is time-consuming and error-prone. The guidelines provided by the Text Encoding Initiative (TEI) ensure data interchange, but the TEIXML verbosity risks to distract annotators with a traditional background in philological studies from their critical activity. We illustrate how a Domain Specific Language (DSL) facilitates both the manual annotation of the critical apparatus and the data interchange. Our case study is based on the multilingual tradition of the biblical book of Qohelet, which has been annotated through the annotation tool based on DSLs named Euporia.</text:p>
          </table:table-cell>
          <table:table-cell office:value-type="string" table:style-name="ce1">
            <text:p>eng</text:p>
          </table:table-cell>
          <table:table-cell table:number-columns-repeated="2" table:style-name="ce1"/>
          <table:table-cell office:value-type="float" office:value="266" table:style-name="ce1">
            <text:p>266</text:p>
          </table:table-cell>
          <table:table-cell office:value-type="float" office:value="269" table:style-name="ce1">
            <text:p>269</text:p>
          </table:table-cell>
          <table:table-cell office:value-type="float" office:value="4" table:style-name="ce1">
            <text:p>4</text:p>
          </table:table-cell>
          <table:table-cell table:number-columns-repeated="3" table:style-name="ce1"/>
          <table:table-cell office:value-type="string" table:style-name="ce1">
            <text:p>978-1-5386-4385-3</text:p>
          </table:table-cell>
          <table:table-cell office:value-type="string" table:style-name="ce1">
            <text:p>Published version</text:p>
          </table:table-cell>
          <table:table-cell table:number-columns-repeated="5" table:style-name="ce1"/>
          <table:table-cell office:value-type="string" table:style-name="ce1">
            <text:p>IEEE 5th International Congress on Information Science and Technology (CiSt)</text:p>
          </table:table-cell>
          <table:table-cell office:value-type="string" table:style-name="ce1">
            <text:p>Marrakech</text:p>
          </table:table-cell>
          <table:table-cell office:value-type="string" table:style-name="ce1">
            <text:p>21-27/10/201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EDERICO,BOSCHETTI</text:p>
          </table:table-cell>
          <table:table-cell office:value-type="string" table:style-name="ce1">
            <text:p>ISI Web of Science (WOS): 000462053800045</text:p>
          </table:table-cell>
          <table:table-cell table:style-name="ce1"/>
          <table:table-cell office:value-type="string" table:style-name="ce1">
            <text:p>No</text:p>
          </table:table-cell>
          <table:table-cell table:number-columns-repeated="16346"/>
        </table:table-row>
        <table:table-row table:number-rows-repeated="1048573" table:style-name="ro1">
          <table:table-cell table:number-columns-repeated="16384"/>
        </table:table-row>
      </table:table>
      <table:table table:name="Rapporto_di_ricerca_" table:style-name="ta1">
        <table:table-column table:style-name="co1"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Titolo parallelo</text:p>
          </table:table-cell>
          <table:table-cell office:value-type="string" table:style-name="ce1">
            <text:p>Autore/i</text:p>
          </table:table-cell>
          <table:table-cell office:value-type="string" table:style-name="ce1">
            <text:p>Affiliazioni autori</text:p>
          </table:table-cell>
          <table:table-cell office:value-type="string" table:style-name="ce1">
            <text:p>Sintesi</text:p>
          </table:table-cell>
          <table:table-cell office:value-type="string" table:style-name="ce1">
            <text:p>Lingua sintesi</text:p>
          </table:table-cell>
          <table:table-cell office:value-type="string" table:style-name="ce1">
            <text:p>Altra Sintesi</text:p>
          </table:table-cell>
          <table:table-cell office:value-type="string" table:style-name="ce1">
            <text:p>Lingua altra sintes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URL</text:p>
          </table:table-cell>
          <table:table-cell office:value-type="string" table:style-name="ce1">
            <text:p>ISBN</text:p>
          </table:table-cell>
          <table:table-cell office:value-type="string" table:style-name="ce1">
            <text:p>Altre informazioni</text:p>
          </table:table-cell>
          <table:table-cell office:value-type="string" table:style-name="ce1">
            <text:p>ID report/working paper</text:p>
          </table:table-cell>
          <table:table-cell office:value-type="string" table:style-name="ce1">
            <text:p>N. volume della serie/collan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6"/>
        </table:table-row>
        <table:table-row table:style-name="ro1">
          <table:table-cell office:value-type="float" office:value="221573" table:style-name="ce1">
            <text:p>221573</text:p>
          </table:table-cell>
          <table:table-cell office:value-type="float" office:value="2702" table:style-name="ce1">
            <text:p>2702</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D3.4 Third version (v4) of the integrated platform and documentation</text:p>
          </table:table-cell>
          <table:table-cell table:style-name="ce1"/>
          <table:table-cell office:value-type="string" table:style-name="ce1">
            <text:p>Poch, Marc; Hamon, Olivier; Quochi, Valeria; Del Gratta, Riccardo; Toral, Antonio; Thurmair, Gregor; Prokopidis, Prokopis; Bel, Nuria</text:p>
          </table:table-cell>
          <table:table-cell office:value-type="string" table:style-name="ce1">
            <text:p>UPF, Spain; ELDA, Paris; CNR-ILC, Pisa; DCU, Dublin; Linguatec, Munich; ILSP, Greece</text:p>
          </table:table-cell>
          <table:table-cell office:value-type="string" table:style-name="ce1">
            <text:p>The deliverable describes the third and final version of the PANACEA platform.</text:p>
          </table:table-cell>
          <table:table-cell office:value-type="string" table:style-name="ce1">
            <text:p>eng</text:p>
          </table:table-cell>
          <table:table-cell table:number-columns-repeated="7" table:style-name="ce1"/>
          <table:table-cell office:value-type="string" table:style-name="ce1">
            <text:p>ID_PUMA: /cnr.ilc/2012-EC-001</text:p>
          </table:table-cell>
          <table:table-cell table:number-columns-repeated="2" table:style-name="ce1"/>
          <table:table-cell office:value-type="string" table:style-name="ce1">
            <text:p>VALERIA,QUOCHI;RICCARDO,DEL GRATTA</text:p>
          </table:table-cell>
          <table:table-cell table:style-name="ce1"/>
          <table:table-cell office:value-type="string" table:style-name="ce1">
            <text:p>IC.P02.005.002</text:p>
          </table:table-cell>
          <table:table-cell office:value-type="string" table:style-name="ce1">
            <text:p>No</text:p>
          </table:table-cell>
          <table:table-cell table:number-columns-repeated="16356"/>
        </table:table-row>
        <table:table-row table:number-rows-repeated="1048574" table:style-name="ro1">
          <table:table-cell table:number-columns-repeated="16384"/>
        </table:table-row>
      </table:table>
      <table:table table:name="Worksheet" table:style-name="ta1">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812</meta:generator>
    <dc:title>Untitled Spreadsheet</dc:title>
    <dc:description/>
    <dc:subject/>
    <meta:initial-creator>Unknown Creator</meta:initial-creator>
    <dc:creator>Riccardo Del Gratta</dc:creator>
    <meta:creation-date>2020-09-09T06:49:27Z</meta:creation-date>
    <dc:date>2020-09-10T07:43:07Z</dc:date>
    <meta:user-defined meta:name="Company">Microsoft Corporation</meta:user-defined>
    <meta:user-defined meta:name="category"/>
  </office:meta>
</office:document-meta>
</file>